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5.711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6,C7,C8,C9,C10,C11,C13,C15,C17,C19,C21,C23,C25,C29,C30,C31,C32,C34,C35,C36,C37</text:p>
          </table:table-cell>
          <table:table-cell office:value-type="string">
            <text:p>C_0603</text:p>
          </table:table-cell>
          <table:table-cell office:value-type="float" office:value="22">
            <text:p>22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,C3,C4,C5,C12,C14,C16,C18,C20,C22,C24,C26</text:p>
          </table:table-cell>
          <table:table-cell office:value-type="string">
            <text:p>C_0603</text:p>
          </table:table-cell>
          <table:table-cell office:value-type="float" office:value="12">
            <text:p>12</text:p>
          </table:table-cell>
          <table:table-cell office:value-type="string">
            <text:p>1u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,R2</text:p>
          </table:table-cell>
          <table:table-cell office:value-type="string">
            <text:p>R_0603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3,R4,R5,R6</text:p>
          </table:table-cell>
          <table:table-cell office:value-type="string">
            <text:p>R_1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5,D6,D7,D8,D13,D14,D15,D16</text:p>
          </table:table-cell>
          <table:table-cell office:value-type="string">
            <text:p>Diode-SMA_Standard</text:p>
          </table:table-cell>
          <table:table-cell office:value-type="float" office:value="8">
            <text:p>8</text:p>
          </table:table-cell>
          <table:table-cell office:value-type="string">
            <text:p>SS2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,D3,D4,D9,D10,D11,D12</text:p>
          </table:table-cell>
          <table:table-cell office:value-type="string">
            <text:p>MELF_Standard</text:p>
          </table:table-cell>
          <table:table-cell office:value-type="float" office:value="8">
            <text:p>8</text:p>
          </table:table-cell>
          <table:table-cell office:value-type="string">
            <text:p>ZMY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3,U4,U5,U6</text:p>
          </table:table-cell>
          <table:table-cell office:value-type="string">
            <text:p>SOIC-8_3.9x4.9mm_Pitch1.27mm</text:p>
          </table:table-cell>
          <table:table-cell office:value-type="float" office:value="4">
            <text:p>4</text:p>
          </table:table-cell>
          <table:table-cell office:value-type="string">
            <text:p>NCP81071A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1,U2</text:p>
          </table:table-cell>
          <table:table-cell office:value-type="string">
            <text:p>TO-92_Inline_Narrow_Oval</text:p>
          </table:table-cell>
          <table:table-cell office:value-type="float" office:value="2">
            <text:p>2</text:p>
          </table:table-cell>
          <table:table-cell office:value-type="string">
            <text:p>DS18B2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</text:p>
          </table:table-cell>
          <table:table-cell office:value-type="string">
            <text:p>PinHeaderMale_2x08</text:p>
          </table:table-cell>
          <table:table-cell office:value-type="float" office:value="1">
            <text:p>1</text:p>
          </table:table-cell>
          <table:table-cell office:value-type="string">
            <text:p>CONTROL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27,C28</text:p>
          </table:table-cell>
          <table:table-cell office:value-type="string">
            <text:p>C_Radial_D16_L25_P7.5</text:p>
          </table:table-cell>
          <table:table-cell office:value-type="float" office:value="2">
            <text:p>2</text:p>
          </table:table-cell>
          <table:table-cell office:value-type="string">
            <text:p>1000u/63V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33,C38</text:p>
          </table:table-cell>
          <table:table-cell office:value-type="string">
            <text:p>C_Rect_L18_W8_P15</text:p>
          </table:table-cell>
          <table:table-cell office:value-type="float" office:value="2">
            <text:p>2</text:p>
          </table:table-cell>
          <table:table-cell office:value-type="string">
            <text:p>2.2u/63V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Q2,Q1,Q3,Q4</text:p>
          </table:table-cell>
          <table:table-cell office:value-type="string">
            <text:p>TO-220</text:p>
          </table:table-cell>
          <table:table-cell office:value-type="float" office:value="4">
            <text:p>4</text:p>
          </table:table-cell>
          <table:table-cell office:value-type="string">
            <text:p>STP65NF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</text:p>
          </table:table-cell>
          <table:table-cell office:value-type="string">
            <text:p>PowerPad15_5</text:p>
          </table:table-cell>
          <table:table-cell office:value-type="float" office:value="1">
            <text:p>1</text:p>
          </table:table-cell>
          <table:table-cell office:value-type="string">
            <text:p>PWR_IN+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</text:p>
          </table:table-cell>
          <table:table-cell office:value-type="string">
            <text:p>PowerPad15_5</text:p>
          </table:table-cell>
          <table:table-cell office:value-type="float" office:value="1">
            <text:p>1</text:p>
          </table:table-cell>
          <table:table-cell office:value-type="string">
            <text:p>PWR_GND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4</text:p>
          </table:table-cell>
          <table:table-cell office:value-type="string">
            <text:p>PowerPad15_5</text:p>
          </table:table-cell>
          <table:table-cell office:value-type="float" office:value="1">
            <text:p>1</text:p>
          </table:table-cell>
          <table:table-cell office:value-type="string">
            <text:p>PWR_OUT_L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5</text:p>
          </table:table-cell>
          <table:table-cell office:value-type="string">
            <text:p>PowerPad15_5</text:p>
          </table:table-cell>
          <table:table-cell office:value-type="float" office:value="1">
            <text:p>1</text:p>
          </table:table-cell>
          <table:table-cell office:value-type="string">
            <text:p>PWR_OUT_L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4,T3,T2,T1</text:p>
          </table:table-cell>
          <table:table-cell office:value-type="string">
            <text:p>GateTR10x4</text:p>
          </table:table-cell>
          <table:table-cell office:value-type="float" office:value="4">
            <text:p>4</text:p>
          </table:table-cell>
          <table:table-cell office:value-type="string">
            <text:p>GateTR10x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1,M2,M3,M4</text:p>
          </table:table-cell>
          <table:table-cell office:value-type="string">
            <text:p>MH7x3</text:p>
          </table:table-cell>
          <table:table-cell office:value-type="float" office:value="4">
            <text:p>4</text:p>
          </table:table-cell>
          <table:table-cell office:value-type="string">
            <text:p>MountingHole</text:p>
          </table:table-cell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14.07.2016</text:date>, <text:time>19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19:17:42.83</dc:date>
    <dc:creator>Kurt Skauen</dc:creator>
    <meta:document-statistic meta:table-count="1" meta:cell-count="96" meta:object-count="0"/>
    <meta:generator>OpenOffice/4.0.1$Win32 OpenOffice.org_project/401m5$Build-9714</meta:generator>
  </office:meta>
</office:document-meta>
</file>